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3.3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2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Total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Entity</text:p>
          </table:table-cell>
          <table:table-cell table:number-columns-repeated="2"/>
          <table:table-cell office:value-type="string" calcext:value-type="string">
            <text:p>Total_about </text:p>
          </table:table-cell>
          <table:table-cell office:value-type="string" calcext:value-type="string">
            <text:p>Total_By</text:p>
          </table:table-cell>
          <table:table-cell/>
        </table:table-row>
        <table:table-row table:style-name="ro1">
          <table:table-cell office:value-type="string" calcext:value-type="string">
            <text:p>Narendra Mo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Sachin 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rvind Kejriw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p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Ravi Shankar Pras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.N. Vidyashank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a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evendra Fadnav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apil Sib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itin Gadk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harad Paw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kesh Amb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pora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mit Mit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nohar Lal Khatt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jp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run Jait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khbir Singh Bad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d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ithviraj Chav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nmohan Sing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itish Kum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du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ashant Bhus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il Amb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pora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jay Kumar De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ndan Nileka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a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enkaiah Naid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anab Mukherje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hok M R Dalw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a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shal Sik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pora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smukh Adh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r Mangalam Bir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por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ddarama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andrababu Naid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dp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mar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ahul Gand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mata Banerj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resh Prab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rvesh Kaush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a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.P. J. Abdul Kal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jp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it Sh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narayi Vijay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i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thosh Bab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ogi Adityana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harmendra Prad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hbooba Muf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d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ddhav Thacke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ndrasekhar R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m Pitro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ebrit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nesh Kumar Tyag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nald Tru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ebrit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na Haza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ebrit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nia Gand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yawa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damb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een Patna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zim Premj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pora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nod R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hatma Gand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jot Singh Sidh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.S. Ravindr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s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Relative" table:style-name="ta1">
        <table:shapes>
          <draw:frame draw:z-index="0" draw:style-name="gr1" draw:text-style-name="P1" svg:width="569.06pt" svg:height="357.85pt" svg:x="403.46pt" svg:y="85.66pt">
            <loext:p draw:notify-on-update-of-ranges="Relative.A2:Relative.A21 Relative.E2:Relative.E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2" table:visibility="collapse" table:number-columns-repeated="3" table:default-cell-style-name="Default"/>
        <table:table-column table:style-name="co2" table:number-columns-repeated="2" table:default-cell-style-name="Default"/>
        <table:table-row table:style-name="ro2">
          <table:table-cell table:number-columns-repeated="4"/>
          <table:table-cell office:value-type="string" calcext:value-type="string">
            <text:p>Relative</text:p>
          </table:table-cell>
          <table:table-cell office:value-type="string" calcext:value-type="string">
            <text:p>Total_By</text:p>
          </table:table-cell>
        </table:table-row>
        <table:table-row table:style-name="ro2">
          <table:table-cell office:value-type="string" calcext:value-type="string">
            <text:p>Narendra Modi</text:p>
          </table:table-cell>
          <table:table-cell office:value-type="float" office:value="391" calcext:value-type="float">
            <text:p>391</text:p>
          </table:table-cell>
          <table:table-cell office:value-type="float" office:value="87" calcext:value-type="float">
            <text:p>87</text:p>
          </table:table-cell>
          <table:table-cell table:formula="of:=[.B2]+[.C2]" office:value-type="float" office:value="478" calcext:value-type="float">
            <text:p>478</text:p>
          </table:table-cell>
          <table:table-cell table:formula="of:=[.F2]/118" office:value-type="float" office:value="0.23728813559322" calcext:value-type="float">
            <text:p>0.2372881356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Sachin Pilot</text:p>
          </table:table-cell>
          <table:table-cell office:value-type="float" office:value="417" calcext:value-type="float">
            <text:p>417</text:p>
          </table:table-cell>
          <table:table-cell office:value-type="float" office:value="51" calcext:value-type="float">
            <text:p>51</text:p>
          </table:table-cell>
          <table:table-cell table:formula="of:=[.B3]+[.C3]" office:value-type="float" office:value="468" calcext:value-type="float">
            <text:p>468</text:p>
          </table:table-cell>
          <table:table-cell table:formula="of:=[.F3]/118" office:value-type="float" office:value="0.110169491525424" calcext:value-type="float">
            <text:p>0.1101694915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Arvind Kejriwal</text:p>
          </table:table-cell>
          <table:table-cell office:value-type="float" office:value="403" calcext:value-type="float">
            <text:p>403</text:p>
          </table:table-cell>
          <table:table-cell office:value-type="float" office:value="24" calcext:value-type="float">
            <text:p>24</text:p>
          </table:table-cell>
          <table:table-cell table:formula="of:=[.B4]+[.C4]" office:value-type="float" office:value="427" calcext:value-type="float">
            <text:p>427</text:p>
          </table:table-cell>
          <table:table-cell table:formula="of:=[.F4]/118" office:value-type="float" office:value="0.101694915254237" calcext:value-type="float">
            <text:p>0.101694915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Ravi Shankar Prasad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formula="of:=[.B5]+[.C5]" office:value-type="float" office:value="240" calcext:value-type="float">
            <text:p>240</text:p>
          </table:table-cell>
          <table:table-cell table:formula="of:=[.F5]/118" office:value-type="float" office:value="0.101694915254237" calcext:value-type="float">
            <text:p>0.101694915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M.N. Vidyashankar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table:formula="of:=[.B6]+[.C6]" office:value-type="float" office:value="228" calcext:value-type="float">
            <text:p>228</text:p>
          </table:table-cell>
          <table:table-cell table:formula="of:=[.F6]/118" office:value-type="float" office:value="0.0677966101694915" calcext:value-type="float">
            <text:p>0.067796610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Devendra Fadnavis</text:p>
          </table:table-cell>
          <table:table-cell office:value-type="float" office:value="154" calcext:value-type="float">
            <text:p>154</text:p>
          </table:table-cell>
          <table:table-cell office:value-type="float" office:value="24" calcext:value-type="float">
            <text:p>24</text:p>
          </table:table-cell>
          <table:table-cell table:formula="of:=[.B7]+[.C7]" office:value-type="float" office:value="178" calcext:value-type="float">
            <text:p>178</text:p>
          </table:table-cell>
          <table:table-cell table:formula="of:=[.F7]/118" office:value-type="float" office:value="0.0423728813559322" calcext:value-type="float">
            <text:p>0.042372881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Kapil Sibal</text:p>
          </table:table-cell>
          <table:table-cell office:value-type="float" office:value="102" calcext:value-type="float">
            <text:p>102</text:p>
          </table:table-cell>
          <table:table-cell office:value-type="float" office:value="42" calcext:value-type="float">
            <text:p>42</text:p>
          </table:table-cell>
          <table:table-cell table:formula="of:=[.B8]+[.C8]" office:value-type="float" office:value="144" calcext:value-type="float">
            <text:p>144</text:p>
          </table:table-cell>
          <table:table-cell table:formula="of:=[.F8]/118" office:value-type="float" office:value="0.0338983050847458" calcext:value-type="float">
            <text:p>0.033898305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Nitin Gadkari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table:formula="of:=[.B9]+[.C9]" office:value-type="float" office:value="142" calcext:value-type="float">
            <text:p>142</text:p>
          </table:table-cell>
          <table:table-cell table:formula="of:=[.F9]/118" office:value-type="float" office:value="0.0338983050847458" calcext:value-type="float">
            <text:p>0.033898305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harad Pawar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table:formula="of:=[.B10]+[.C10]" office:value-type="float" office:value="140" calcext:value-type="float">
            <text:p>140</text:p>
          </table:table-cell>
          <table:table-cell table:formula="of:=[.F10]/118" office:value-type="float" office:value="0.0338983050847458" calcext:value-type="float">
            <text:p>0.033898305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ukesh Ambani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table:formula="of:=[.B11]+[.C11]" office:value-type="float" office:value="114" calcext:value-type="float">
            <text:p>114</text:p>
          </table:table-cell>
          <table:table-cell table:formula="of:=[.F11]/118" office:value-type="float" office:value="0.0338983050847458" calcext:value-type="float">
            <text:p>0.033898305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mit Mitra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table:formula="of:=[.B12]+[.C12]" office:value-type="float" office:value="113" calcext:value-type="float">
            <text:p>113</text:p>
          </table:table-cell>
          <table:table-cell table:formula="of:=[.F12]/118" office:value-type="float" office:value="0.0338983050847458" calcext:value-type="float">
            <text:p>0.033898305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nohar Lal Khattar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table:formula="of:=[.B13]+[.C13]" office:value-type="float" office:value="105" calcext:value-type="float">
            <text:p>105</text:p>
          </table:table-cell>
          <table:table-cell table:formula="of:=[.F13]/118" office:value-type="float" office:value="0.0254237288135593" calcext:value-type="float">
            <text:p>0.025423728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run Jaitley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table:formula="of:=[.B14]+[.C14]" office:value-type="float" office:value="98" calcext:value-type="float">
            <text:p>98</text:p>
          </table:table-cell>
          <table:table-cell table:formula="of:=[.F14]/118" office:value-type="float" office:value="0.0254237288135593" calcext:value-type="float">
            <text:p>0.025423728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ukhbir Singh Bada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B15]+[.C15]" office:value-type="float" office:value="54" calcext:value-type="float">
            <text:p>54</text:p>
          </table:table-cell>
          <table:table-cell table:formula="of:=[.F15]/118" office:value-type="float" office:value="0.0169491525423729" calcext:value-type="float">
            <text:p>0.016949152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rithviraj Chavan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formula="of:=[.B16]+[.C16]" office:value-type="float" office:value="53" calcext:value-type="float">
            <text:p>53</text:p>
          </table:table-cell>
          <table:table-cell table:formula="of:=[.F16]/118" office:value-type="float" office:value="0.0169491525423729" calcext:value-type="float">
            <text:p>0.016949152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nmohan Singh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[.B17]+[.C17]" office:value-type="float" office:value="30" calcext:value-type="float">
            <text:p>30</text:p>
          </table:table-cell>
          <table:table-cell table:formula="of:=[.F17]/118" office:value-type="float" office:value="0.0169491525423729" calcext:value-type="float">
            <text:p>0.016949152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Nitish Kumar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B18]+[.C18]" office:value-type="float" office:value="23" calcext:value-type="float">
            <text:p>23</text:p>
          </table:table-cell>
          <table:table-cell table:formula="of:=[.F18]/118" office:value-type="float" office:value="0.0169491525423729" calcext:value-type="float">
            <text:p>0.016949152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rashant Bhushan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19]+[.C19]" office:value-type="float" office:value="18" calcext:value-type="float">
            <text:p>18</text:p>
          </table:table-cell>
          <table:table-cell table:formula="of:=[.F19]/118" office:value-type="float" office:value="0.0169491525423729" calcext:value-type="float">
            <text:p>0.016949152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nil Ambani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20]+[.C20]" office:value-type="float" office:value="16" calcext:value-type="float">
            <text:p>16</text:p>
          </table:table-cell>
          <table:table-cell table:formula="of:=[.F20]/118" office:value-type="float" office:value="0.0169491525423729" calcext:value-type="float">
            <text:p>0.016949152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Vijay Kumar Dev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21]+[.C21]" office:value-type="float" office:value="14" calcext:value-type="float">
            <text:p>14</text:p>
          </table:table-cell>
          <table:table-cell table:formula="of:=[.F21]/118" office:value-type="float" office:value="0.0169491525423729" calcext:value-type="float">
            <text:p>0.01694915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office:value-type="float" office:value="3227" calcext:value-type="float">
            <text:p>3227</text:p>
          </table:table-cell>
          <table:table-cell table:formula="of:=[.D22]/3227" office:value-type="float" office:value="1" calcext:value-type="float">
            <text:p>1</text:p>
          </table:table-cell>
          <table:table-cell table:formula="of:=SUM([.F2:.F21])" office:value-type="float" office:value="118" calcext:value-type="float">
            <text:p>118</text:p>
          </table:table-cell>
        </table:table-row>
      </table:table>
      <table:named-expressions/>
      <table:database-ranges>
        <table:database-range table:name="__Anonymous_Sheet_DB__0" table:target-range-address="Total.A1:Total.F99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4">00/00/0000</text:date>, <text:time style:data-style-name="N2" text:time-value="17:06:20.954058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09:03:47.769000000</meta:creation-date>
    <dc:date>2018-07-14T17:05:48.326088516</dc:date>
    <meta:editing-duration>PT19M10S</meta:editing-duration>
    <meta:editing-cycles>8</meta:editing-cycles>
    <meta:generator>LibreOffice/5.1.6.2$Linux_X86_64 LibreOffice_project/10m0$Build-2</meta:generator>
    <meta:document-statistic meta:table-count="2" meta:cell-count="4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90"/>
      <style:text-properties fo:font-size="12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076cm" svg:height="12.625cm" xlink:href=".." xlink:type="simple" chart:class="chart:bar" chart:style-name="ch1">
        <chart:plot-area chart:style-name="ch2" table:cell-range-address="Relative.A2:Relative.A21 Relative.E2:Relative.E21" chart:data-source-has-labels="column" svg:x="1.59cm" svg:y="0.252cm" svg:width="18.085cm" svg:height="10.962cm">
          <chartooo:coordinate-region svg:x="3.37cm" svg:y="0.252cm" svg:width="16.305cm" svg:height="7.261cm"/>
          <chart:axis chart:dimension="x" chart:name="primary-x" chart:style-name="ch3" chartooo:axis-type="auto">
            <chartooo:date-scale/>
            <chart:title svg:x="9.029cm" svg:y="11.466cm" chart:style-name="ch4">
              <text:p>Top 20 Entities</text:p>
            </chart:title>
            <chart:categories table:cell-range-address="Relative.A2:Relative.A21"/>
          </chart:axis>
          <chart:axis chart:dimension="y" chart:name="primary-y" chart:style-name="ch5">
            <chart:title svg:x="1.027cm" svg:y="7.635cm" chart:style-name="ch6">
              <text:p>Relative Coverage(By the Entity)</text:p>
            </chart:title>
            <chart:grid chart:style-name="ch7" chart:class="major"/>
          </chart:axis>
          <chart:series chart:style-name="ch8" chart:values-cell-range-address="Relative.E2:Relative.E21" chart:class="chart:ba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Narendra Modi</text:p>
                <draw:g>
                  <svg:desc>Relative.A2:Relative.A21</svg:desc>
                </draw:g>
              </table:table-cell>
              <table:table-cell office:value-type="float" office:value="0.23728813559322">
                <text:p>0.23728813559322</text:p>
                <draw:g>
                  <svg:desc>Relative.E2:Relative.E21</svg:desc>
                </draw:g>
              </table:table-cell>
            </table:table-row>
            <table:table-row>
              <table:table-cell office:value-type="string">
                <text:p>Sachin Pilot</text:p>
              </table:table-cell>
              <table:table-cell office:value-type="float" office:value="0.110169491525424">
                <text:p>0.110169491525424</text:p>
              </table:table-cell>
            </table:table-row>
            <table:table-row>
              <table:table-cell office:value-type="string">
                <text:p>Arvind Kejriwal</text:p>
              </table:table-cell>
              <table:table-cell office:value-type="float" office:value="0.101694915254237">
                <text:p>0.101694915254237</text:p>
              </table:table-cell>
            </table:table-row>
            <table:table-row>
              <table:table-cell office:value-type="string">
                <text:p>Ravi Shankar Prasad</text:p>
              </table:table-cell>
              <table:table-cell office:value-type="float" office:value="0.101694915254237">
                <text:p>0.101694915254237</text:p>
              </table:table-cell>
            </table:table-row>
            <table:table-row>
              <table:table-cell office:value-type="string">
                <text:p>M.N. Vidyashankar</text:p>
              </table:table-cell>
              <table:table-cell office:value-type="float" office:value="0.0677966101694915">
                <text:p>0.0677966101694915</text:p>
              </table:table-cell>
            </table:table-row>
            <table:table-row>
              <table:table-cell office:value-type="string">
                <text:p>Devendra Fadnavis</text:p>
              </table:table-cell>
              <table:table-cell office:value-type="float" office:value="0.0423728813559322">
                <text:p>0.0423728813559322</text:p>
              </table:table-cell>
            </table:table-row>
            <table:table-row>
              <table:table-cell office:value-type="string">
                <text:p>Kapil Sibal</text:p>
              </table:table-cell>
              <table:table-cell office:value-type="float" office:value="0.0338983050847458">
                <text:p>0.0338983050847458</text:p>
              </table:table-cell>
            </table:table-row>
            <table:table-row>
              <table:table-cell office:value-type="string">
                <text:p>Nitin Gadkari</text:p>
              </table:table-cell>
              <table:table-cell office:value-type="float" office:value="0.0338983050847458">
                <text:p>0.0338983050847458</text:p>
              </table:table-cell>
            </table:table-row>
            <table:table-row>
              <table:table-cell office:value-type="string">
                <text:p>Sharad Pawar</text:p>
              </table:table-cell>
              <table:table-cell office:value-type="float" office:value="0.0338983050847458">
                <text:p>0.0338983050847458</text:p>
              </table:table-cell>
            </table:table-row>
            <table:table-row>
              <table:table-cell office:value-type="string">
                <text:p>Mukesh Ambani</text:p>
              </table:table-cell>
              <table:table-cell office:value-type="float" office:value="0.0338983050847458">
                <text:p>0.0338983050847458</text:p>
              </table:table-cell>
            </table:table-row>
            <table:table-row>
              <table:table-cell office:value-type="string">
                <text:p>Amit Mitra</text:p>
              </table:table-cell>
              <table:table-cell office:value-type="float" office:value="0.0338983050847458">
                <text:p>0.0338983050847458</text:p>
              </table:table-cell>
            </table:table-row>
            <table:table-row>
              <table:table-cell office:value-type="string">
                <text:p>Manohar Lal Khattar</text:p>
              </table:table-cell>
              <table:table-cell office:value-type="float" office:value="0.0254237288135593">
                <text:p>0.0254237288135593</text:p>
              </table:table-cell>
            </table:table-row>
            <table:table-row>
              <table:table-cell office:value-type="string">
                <text:p>Arun Jaitley</text:p>
              </table:table-cell>
              <table:table-cell office:value-type="float" office:value="0.0254237288135593">
                <text:p>0.0254237288135593</text:p>
              </table:table-cell>
            </table:table-row>
            <table:table-row>
              <table:table-cell office:value-type="string">
                <text:p>Sukhbir Singh Badal</text:p>
              </table:table-cell>
              <table:table-cell office:value-type="float" office:value="0.0169491525423729">
                <text:p>0.0169491525423729</text:p>
              </table:table-cell>
            </table:table-row>
            <table:table-row>
              <table:table-cell office:value-type="string">
                <text:p>Prithviraj Chavan</text:p>
              </table:table-cell>
              <table:table-cell office:value-type="float" office:value="0.0169491525423729">
                <text:p>0.0169491525423729</text:p>
              </table:table-cell>
            </table:table-row>
            <table:table-row>
              <table:table-cell office:value-type="string">
                <text:p>Manmohan Singh</text:p>
              </table:table-cell>
              <table:table-cell office:value-type="float" office:value="0.0169491525423729">
                <text:p>0.0169491525423729</text:p>
              </table:table-cell>
            </table:table-row>
            <table:table-row>
              <table:table-cell office:value-type="string">
                <text:p>Nitish Kumar</text:p>
              </table:table-cell>
              <table:table-cell office:value-type="float" office:value="0.0169491525423729">
                <text:p>0.0169491525423729</text:p>
              </table:table-cell>
            </table:table-row>
            <table:table-row>
              <table:table-cell office:value-type="string">
                <text:p>Prashant Bhushan</text:p>
              </table:table-cell>
              <table:table-cell office:value-type="float" office:value="0.0169491525423729">
                <text:p>0.0169491525423729</text:p>
              </table:table-cell>
            </table:table-row>
            <table:table-row>
              <table:table-cell office:value-type="string">
                <text:p>Anil Ambani</text:p>
              </table:table-cell>
              <table:table-cell office:value-type="float" office:value="0.0169491525423729">
                <text:p>0.0169491525423729</text:p>
              </table:table-cell>
            </table:table-row>
            <table:table-row>
              <table:table-cell office:value-type="string">
                <text:p>Vijay Kumar Dev</text:p>
              </table:table-cell>
              <table:table-cell office:value-type="float" office:value="0.0169491525423729">
                <text:p>0.01694915254237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